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1.249cm" fo:margin-right="0cm" fo:text-indent="0cm" style:auto-text-indent="false"/>
    </style:style>
    <style:style style:name="P2" style:family="paragraph" style:parent-style-name="Normal_20__28_Web_29_">
      <style:paragraph-properties fo:margin-left="1.249cm" fo:margin-right="0cm" fo:text-indent="1.249cm" style:auto-text-indent="false"/>
    </style:style>
    <style:style style:name="P3" style:family="paragraph" style:parent-style-name="Heading_20_2">
      <style:text-properties style:font-name="Arial" style:font-name-complex="Arial1"/>
    </style:style>
    <style:style style:name="P4" style:family="paragraph" style:parent-style-name="Heading_20_2">
      <style:paragraph-properties fo:break-before="page"/>
      <style:text-properties style:font-name="Arial" style:font-name-complex="Arial1"/>
    </style:style>
    <style:style style:name="P5" style:family="paragraph" style:parent-style-name="Normal_20__28_Web_29_">
      <style:paragraph-properties fo:margin-left="1.249cm" fo:margin-right="0cm" fo:text-indent="0cm" style:auto-text-indent="false"/>
      <style:text-properties style:font-name="Arial" fo:font-weight="bold" style:font-weight-asian="bold" style:font-name-complex="Arial1"/>
    </style:style>
    <style:style style:name="P6" style:family="paragraph" style:parent-style-name="Normal_20__28_Web_29_">
      <style:paragraph-properties fo:margin-left="1.249cm" fo:margin-right="0cm" fo:text-indent="0cm" style:auto-text-indent="false"/>
      <style:text-properties style:font-name="Arial" fo:font-weight="bold" style:font-weight-asian="bold" style:font-name-complex="Arial1" style:font-weight-complex="bold"/>
    </style:style>
    <style:style style:name="P7" style:family="paragraph" style:parent-style-name="Normal_20__28_Web_29_">
      <style:paragraph-properties fo:margin-left="1.249cm" fo:margin-right="0cm" fo:text-indent="0cm" style:auto-text-indent="false"/>
      <style:text-properties style:font-name="Arial" fo:font-weight="bold" officeooo:rsid="001d47b6" officeooo:paragraph-rsid="001d47b6" style:font-weight-asian="bold" style:font-name-complex="Arial1" style:font-weight-complex="bold"/>
    </style:style>
    <style:style style:name="P8" style:family="paragraph" style:parent-style-name="Normal_20__28_Web_29_">
      <style:paragraph-properties fo:margin-left="2.498cm" fo:margin-right="0cm" fo:text-indent="0cm" style:auto-text-indent="false"/>
      <style:text-properties style:font-name="Arial" fo:font-weight="bold" style:font-weight-asian="bold" style:font-name-complex="Arial1" style:font-weight-complex="bold"/>
    </style:style>
    <style:style style:name="P9" style:family="paragraph" style:parent-style-name="Normal_20__28_Web_29_">
      <style:paragraph-properties fo:margin-left="2.498cm" fo:margin-right="0cm" fo:text-indent="0cm" style:auto-text-indent="false"/>
      <style:text-properties style:font-name="Arial" fo:font-weight="bold" officeooo:rsid="001d47b6" officeooo:paragraph-rsid="001d47b6" style:font-weight-asian="bold" style:font-name-complex="Arial1" style:font-weight-complex="bold"/>
    </style:style>
    <style:style style:name="P10" style:family="paragraph" style:parent-style-name="Normal_20__28_Web_29_">
      <style:paragraph-properties fo:margin-left="2.499cm" fo:margin-right="0cm" fo:text-indent="0cm" style:auto-text-indent="false"/>
      <style:text-properties style:font-name="Arial" fo:font-weight="bold" style:font-weight-asian="bold" style:font-name-complex="Arial1" style:font-weight-complex="bold"/>
    </style:style>
    <style:style style:name="P11" style:family="paragraph" style:parent-style-name="Normal_20__28_Web_29_">
      <style:paragraph-properties fo:margin-left="1.249cm" fo:margin-right="0cm" fo:text-indent="1.249cm" style:auto-text-indent="false"/>
      <style:text-properties style:font-name="Arial" fo:font-size="13pt" fo:font-weight="bold" style:font-size-asian="13pt" style:font-weight-asian="bold" style:font-name-complex="Arial1" style:font-size-complex="13pt" style:font-style-complex="italic"/>
    </style:style>
    <style:style style:name="P12" style:family="paragraph" style:parent-style-name="Normal_20__28_Web_29_">
      <style:paragraph-properties fo:margin-top="0cm" fo:margin-bottom="0.423cm" loext:contextual-spacing="false"/>
      <style:text-properties style:font-name="Arial" fo:font-weight="bold" style:font-weight-asian="bold" style:font-name-complex="Arial1"/>
    </style:style>
    <style:style style:name="P13" style:family="paragraph" style:parent-style-name="Normal_20__28_Web_29_" style:list-style-name="WWNum2"/>
    <style:style style:name="P14" style:family="paragraph" style:parent-style-name="Quote">
      <style:text-properties style:font-name="Arial" style:font-name-complex="Arial1"/>
    </style:style>
    <style:style style:name="P15" style:family="paragraph" style:parent-style-name="Quote">
      <style:paragraph-properties fo:margin-left="1.249cm" fo:margin-right="0cm" fo:text-indent="0cm" style:auto-text-indent="false"/>
      <style:text-properties style:font-name="Arial" style:font-name-complex="Arial1"/>
    </style:style>
    <style:style style:name="P16" style:family="paragraph" style:parent-style-name="Quote">
      <style:paragraph-properties fo:margin-left="1.249cm" fo:margin-right="0cm" fo:text-indent="1.249cm" style:auto-text-indent="false"/>
      <style:text-properties style:font-name="Arial" style:font-name-complex="Arial1"/>
    </style:style>
    <style:style style:name="P17" style:family="paragraph" style:parent-style-name="Title" style:master-page-name="Standard">
      <style:paragraph-properties style:page-number="auto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weight="bold" style:font-weight-asian="bold" style:font-name-complex="Arial1"/>
    </style:style>
    <style:style style:name="T3" style:family="text">
      <style:text-properties style:font-name="Arial" fo:font-weight="bold" style:font-weight-asian="bold" style:font-name-complex="Arial1" style:font-weight-complex="bold"/>
    </style:style>
    <style:style style:name="T4" style:family="text">
      <style:text-properties style:font-name="Arial" fo:font-weight="bold" officeooo:rsid="001d47b6" style:font-weight-asian="bold" style:font-name-complex="Arial1" style:font-weight-complex="bold"/>
    </style:style>
    <style:style style:name="T5" style:family="text">
      <style:text-properties style:font-name="Arial" fo:font-style="normal" fo:font-weight="bold" style:font-style-asian="normal" style:font-weight-asian="bold" style:font-name-complex="Arial1"/>
    </style:style>
    <style:style style:name="T6" style:family="text">
      <style:text-properties fo:color="#00000a" style:font-name="Arial" fo:font-style="normal" style:font-style-asian="normal" style:font-name-complex="Arial1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 </text:span><text:span text:style-name="Intense_20_Emphasis">SOMMAIRE RENCONTRE DES DEVELOPPEURS DU LUNDI 20 NOVEMBRE 2017</text:span></text:p>
      <text:h text:style-name="P3" text:outline-level="2">PRÉSENTATION DES PARTICIPANTS</text:h>
      <text:p text:style-name="P14">Présentation des participants de chaque CPAM.</text:p>
      <text:h text:style-name="P3" text:outline-level="2">LES PROJETS EN COURS</text:h>
      <text:p text:style-name="P15">Chaque CPAM présente brièvement son actualité (projets en cours à moyen, long terme)</text:p>
      <text:p text:style-name="P7">CPAM 72 : Guy Cabon</text:p>
      <text:p text:style-name="P9">₋ Retour d’expèrience MD23</text:p>
      <text:p text:style-name="P1"><text:span text:style-name="T3">CPAM 44: </text:span><text:span text:style-name="T4">François Thorel</text:span><text:span text:style-name="T3"> </text:span></text:p>
      <text:p text:style-name="P8">- Application THEMIS : La labellisation nouvelle formule, retour d’expérience.</text:p>
      <text:h text:style-name="P3" text:outline-level="2">OUTILS/FRAMEWORK MÉTHODES</text:h>
      <text:p text:style-name="P6">CPAM 44: Nicolas Chanceral et Damien Landreau</text:p>
      <text:p text:style-name="P10">- Comparatif des frameworks Symfony (2 projets réalisés) et Silex (projet en cours)</text:p>
      <text:p text:style-name="P6">CPAM 44: Luc Vallet</text:p>
      <text:p text:style-name="P11">- Présentation DOCKER </text:p>
      <text:p text:style-name="P16"><text:s/></text:p>
      <text:p text:style-name="P5">CPAM 44 : Damien Landreau</text:p>
      <text:p text:style-name="P2"><text:span text:style-name="T2">- Dev OPS :</text:span><text:span text:style-name="T1"> <text:tab/></text:span><text:span text:style-name="Citation_20_Car"><text:span text:style-name="T1">Du source …à la mise en production</text:span></text:span><text:span text:style-name="T1">.</text:span></text:p>
      <text:p text:style-name="P12">CPAM 44 : Luc Vallet</text:p>
      <text:list xml:id="list5392612463947684738" text:style-name="WWNum2">
        <text:list-item>
          <text:p text:style-name="P13"><text:span text:style-name="Citation_20_Car"><text:span text:style-name="T5">Méthodes de développement (Agile/ scrum / X-programming</text:span></text:span><text:span text:style-name="Citation_20_Car"><text:span text:style-name="T1">) </text:span></text:span><text:span text:style-name="Citation_20_Car"><text:span text:style-name="T6"><text:line-break/></text:span></text:span><text:bookmark text:name="_GoBack"/></text:p>
        </text:list-item>
      </text:list>
      <text:h text:style-name="P4" text:outline-level="2">COMMUNAUTÉ D’ÉCHANGE DE BONNES PRATIQUES DE DÉVELOPPEMENT</text:h>
      <text:p text:style-name="P15">Les outils : Wiki, SharePoint, Forum pour partager et échanger</text:p>
      <text:p text:style-name="P15">A quelle fréquence ? Qui assure la maintenance l'hébergement ? </text:p>
      <text:p text:style-name="P6">DÉMARRAGE :  QUI FAIT QUOI parmi les services/personnes intéressées  par plus de communication et de coopération et d’entre-aide ?</text:p>
      <text:p text:style-name="P15">-Attribution des tâches (création forum, gitlab, wiki etc) en tenant compte des contraintes techniques au niveau du réseau et du partage et de la charge de travail de chacun.</text:p>
      <text:h text:style-name="P3" text:outline-level="2">CONCLUSION :</text:h>
      <text:p text:style-name="P15">- Cette rencontre a-t-elle été enrichissante pour vous ?</text:p>
      <text:p text:style-name="P15">- Quels sont les points d'amélioration de ce type de rencontre ?</text:p>
      <text:p text:style-name="P15">- Prochaine étape/rencont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itation_20_Car" style:display-name="Citation Car" style:family="text" style:parent-style-name="Default_20_Paragraph_20_Font">
      <style:text-properties fo:color="#00000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000000" style:font-name="Arial" fo:font-family="Arial" style:font-family-generic="roman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Times New Roman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LET LUC</meta:initial-creator>
    <meta:editing-cycles>16</meta:editing-cycles>
    <meta:creation-date>2017-10-23T10:04:00</meta:creation-date>
    <dc:date>2017-11-25T18:37:21.133947668</dc:date>
    <meta:editing-duration>PT5H12M6S</meta:editing-duration>
    <meta:generator>LibreOffice/5.1.6.2$Linux_X86_64 LibreOffice_project/10m0$Build-2</meta:generator>
    <meta:document-statistic meta:table-count="0" meta:image-count="0" meta:object-count="0" meta:page-count="2" meta:paragraph-count="28" meta:word-count="217" meta:character-count="1381" meta:non-whitespace-character-count="1182"/>
    <meta:user-defined meta:name="AppVersion">14.0000</meta:user-defined>
    <meta:user-defined meta:name="Company">CNAMT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